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21" style:master-page-name="MasterPage2" style:family="paragraph" style:name="P39">
      <style:paragraph-properties fo:text-align="center"/>
      <style:text-properties fo:color="#000000" fo:font-family="Liberation Serif" style:font-family-asian="Noto Serif CJK SC" style:font-family-complex="Lohit Devanagari" fo:font-size="12pt" fo:language="en" fo:country="US"/>
    </style:style>
    <style:style style:family="text" style:name="T61">
      <style:text-properties fo:font-size="13pt" fo:font-weight="bold"/>
    </style:style>
    <style:style style:family="text" style:name="T62">
      <style:text-properties fo:font-size="13pt" fo:font-weight="bold"/>
    </style:style>
    <style:style style:family="text" style:name="T63">
      <style:text-properties fo:font-size="13pt" fo:font-weight="bold"/>
    </style:style>
    <style:style style:family="text" style:name="T64">
      <style:text-properties fo:font-size="13pt" fo:font-weight="bold"/>
    </style:style>
    <style:style style:parent-style-name="621" style:family="paragraph" style:name="P40">
      <style:paragraph-properties fo:text-align="center"/>
      <style:text-properties fo:color="#000000" fo:font-family="Liberation Serif" style:font-family-asian="Noto Serif CJK SC" style:font-family-complex="Lohit Devanagari" fo:font-size="12pt" fo:language="en" fo:country="US"/>
    </style:style>
    <style:style style:family="text" style:name="T65">
      <style:text-properties fo:font-size="13pt" fo:font-weight="bold"/>
    </style:style>
    <style:style style:family="text" style:name="T66">
      <style:text-properties fo:font-size="13pt" fo:font-weight="bold"/>
    </style:style>
    <style:style style:parent-style-name="621" style:family="paragraph" style:name="P41">
      <style:paragraph-properties fo:text-align="left"/>
      <style:text-properties fo:color="#000000" fo:font-family="Liberation Serif" style:font-family-asian="Noto Serif CJK SC" style:font-family-complex="Lohit Devanagari" fo:font-size="12pt" fo:language="en" fo:country="US"/>
    </style:style>
    <style:style style:family="text" style:name="T67">
      <style:text-properties fo:font-size="12pt" fo:font-weight="bold"/>
    </style:style>
    <style:style style:family="text" style:name="T68">
      <style:text-properties fo:font-size="12pt" fo:font-weight="normal"/>
    </style:style>
    <style:style style:parent-style-name="621" style:family="paragraph" style:name="P42">
      <style:paragraph-properties fo:text-align="left"/>
      <style:text-properties fo:color="#000000" fo:font-family="Liberation Serif" style:font-family-asian="Noto Serif CJK SC" style:font-family-complex="Lohit Devanagari" fo:font-size="12pt" fo:language="en" fo:country="US"/>
    </style:style>
    <style:style style:family="text" style:name="T69">
      <style:text-properties fo:font-size="12pt" fo:font-weight="normal"/>
    </style:style>
    <style:style style:family="text" style:name="T70">
      <style:text-properties fo:font-size="12pt" fo:font-weight="normal"/>
    </style:style>
    <style:style style:family="text" style:name="T71">
      <style:text-properties fo:font-size="12pt" fo:font-weight="normal"/>
    </style:style>
    <style:style style:family="text" style:name="T72">
      <style:text-properties fo:font-size="12pt" fo:font-weight="normal"/>
    </style:style>
    <style:style style:family="text" style:name="T73">
      <style:text-properties fo:font-size="12pt" fo:font-weight="normal"/>
    </style:style>
    <style:style style:parent-style-name="621" style:family="paragraph" style:name="P43">
      <style:paragraph-properties fo:text-align="left"/>
      <style:text-properties fo:color="#000000" fo:font-family="Liberation Serif" style:font-family-asian="Noto Serif CJK SC" style:font-family-complex="Lohit Devanagari" fo:font-size="12pt" fo:language="en" fo:country="US"/>
    </style:style>
    <style:style style:family="text" style:name="T74">
      <style:text-properties fo:font-size="12pt" fo:font-weight="normal"/>
    </style:style>
    <style:style style:family="text" style:name="T75">
      <style:text-properties fo:font-size="12pt" fo:font-weight="normal"/>
    </style:style>
    <style:style style:parent-style-name="621" style:family="paragraph" style:name="P44">
      <style:paragraph-properties fo:text-align="left"/>
      <style:text-properties fo:color="#000000" fo:font-family="Liberation Serif" style:font-family-asian="Noto Serif CJK SC" style:font-family-complex="Lohit Devanagari" fo:font-size="12pt" fo:language="en" fo:country="US"/>
    </style:style>
    <style:style style:family="text" style:name="T76">
      <style:text-properties fo:font-size="12pt" fo:font-weight="bold"/>
    </style:style>
    <style:style style:family="text" style:name="T77">
      <style:text-properties fo:font-size="12pt" fo:font-weight="normal"/>
    </style:style>
    <style:style style:family="text" style:name="T78">
      <style:text-properties fo:font-size="12pt" fo:font-weight="normal"/>
    </style:style>
    <style:style style:parent-style-name="621" style:list-style-name="WWNum3" style:family="paragraph" style:name="P45">
      <style:paragraph-properties fo:text-align="left"/>
      <style:text-properties fo:color="#000000" fo:font-family="Liberation Serif" style:font-family-asian="Noto Serif CJK SC" style:font-family-complex="Lohit Devanagari" fo:font-size="12pt" fo:language="en" fo:country="US"/>
    </style:style>
    <style:style style:family="text" style:name="T79">
      <style:text-properties fo:font-size="12pt" fo:font-weight="normal"/>
    </style:style>
    <style:style style:family="text" style:name="T80">
      <style:text-properties fo:font-size="12pt" fo:font-weight="bold"/>
    </style:style>
    <style:style style:parent-style-name="621" style:list-style-name="WWNum3" style:family="paragraph" style:name="P46">
      <style:paragraph-properties fo:text-align="left"/>
      <style:text-properties fo:color="#000000" fo:font-family="Liberation Serif" style:font-family-asian="Noto Serif CJK SC" style:font-family-complex="Lohit Devanagari" fo:font-size="12pt" fo:language="en" fo:country="US"/>
    </style:style>
    <style:style style:family="text" style:name="T81">
      <style:text-properties fo:font-size="12pt" fo:font-weight="normal"/>
    </style:style>
    <style:style style:family="text" style:name="T82">
      <style:text-properties fo:font-size="12pt" fo:font-weight="bold"/>
    </style:style>
    <style:style style:parent-style-name="621" style:list-style-name="WWNum3" style:family="paragraph" style:name="P47">
      <style:paragraph-properties fo:text-align="left"/>
      <style:text-properties fo:color="#000000" fo:font-family="Liberation Serif" style:font-family-asian="Noto Serif CJK SC" style:font-family-complex="Lohit Devanagari" fo:font-size="12pt" fo:language="en" fo:country="US"/>
    </style:style>
    <style:style style:family="text" style:name="T83">
      <style:text-properties fo:font-size="12pt" fo:font-weight="normal"/>
    </style:style>
    <style:style style:family="text" style:name="T84">
      <style:text-properties fo:font-size="12pt" fo:font-weight="bold"/>
    </style:style>
    <style:style style:parent-style-name="621" style:list-style-name="WWNum3" style:family="paragraph" style:name="P48">
      <style:paragraph-properties fo:text-align="left"/>
      <style:text-properties fo:color="#000000" fo:font-family="Liberation Serif" style:font-family-asian="Noto Serif CJK SC" style:font-family-complex="Lohit Devanagari" fo:font-size="12pt" fo:language="en" fo:country="US"/>
    </style:style>
    <style:style style:family="text" style:name="T85">
      <style:text-properties fo:font-size="12pt" fo:font-weight="normal"/>
    </style:style>
    <style:style style:family="text" style:name="T86">
      <style:text-properties fo:font-size="12pt" fo:font-weight="bold"/>
    </style:style>
    <style:style style:parent-style-name="621" style:list-style-name="WWNum3" style:family="paragraph" style:name="P49">
      <style:paragraph-properties fo:text-align="left"/>
      <style:text-properties fo:color="#000000" fo:font-family="Liberation Serif" style:font-family-asian="Noto Serif CJK SC" style:font-family-complex="Lohit Devanagari" fo:font-size="12pt" fo:language="en" fo:country="US"/>
    </style:style>
    <style:style style:family="text" style:name="T87">
      <style:text-properties fo:font-size="12pt" fo:font-weight="normal"/>
    </style:style>
    <style:style style:family="text" style:name="T88">
      <style:text-properties fo:font-size="12pt" fo:font-weight="bold"/>
    </style:style>
    <style:style style:parent-style-name="621" style:list-style-name="WWNum3" style:family="paragraph" style:name="P50">
      <style:paragraph-properties fo:text-align="left"/>
      <style:text-properties fo:color="#000000" fo:font-family="Liberation Serif" style:font-family-asian="Noto Serif CJK SC" style:font-family-complex="Lohit Devanagari" fo:font-size="12pt" fo:language="en" fo:country="US"/>
    </style:style>
    <style:style style:family="text" style:name="T89">
      <style:text-properties fo:font-size="12pt" fo:font-weight="normal"/>
    </style:style>
    <style:style style:family="text" style:name="T90">
      <style:text-properties fo:font-size="12pt" fo:font-weight="bold"/>
    </style:style>
    <style:style style:parent-style-name="621" style:list-style-name="WWNum3" style:family="paragraph" style:name="P51">
      <style:paragraph-properties fo:text-align="left"/>
      <style:text-properties fo:color="#000000" fo:font-family="Liberation Serif" style:font-family-asian="Noto Serif CJK SC" style:font-family-complex="Lohit Devanagari" fo:font-size="12pt" fo:language="en" fo:country="US"/>
    </style:style>
    <style:style style:family="text" style:name="T91">
      <style:text-properties fo:font-size="12pt" fo:font-weight="normal"/>
    </style:style>
    <style:style style:family="text" style:name="T92">
      <style:text-properties fo:font-size="12pt" fo:font-weight="bold"/>
    </style:style>
    <style:style style:parent-style-name="621" style:list-style-name="WWNum3" style:family="paragraph" style:name="P52">
      <style:paragraph-properties fo:text-align="left"/>
      <style:text-properties fo:color="#000000" fo:font-family="Liberation Serif" style:font-family-asian="Noto Serif CJK SC" style:font-family-complex="Lohit Devanagari" fo:font-size="12pt" fo:language="en" fo:country="US"/>
    </style:style>
    <style:style style:family="text" style:name="T93">
      <style:text-properties fo:font-size="12pt" fo:font-weight="normal"/>
    </style:style>
    <style:style style:family="text" style:name="T94">
      <style:text-properties fo:font-size="12pt" fo:font-weight="bold"/>
    </style:style>
    <style:style style:parent-style-name="621" style:list-style-name="WWNum3" style:family="paragraph" style:name="P53">
      <style:paragraph-properties fo:text-align="left"/>
      <style:text-properties fo:color="#000000" fo:font-family="Liberation Serif" style:font-family-asian="Noto Serif CJK SC" style:font-family-complex="Lohit Devanagari" fo:font-size="12pt" fo:language="en" fo:country="US"/>
    </style:style>
    <style:style style:family="text" style:name="T95">
      <style:text-properties fo:font-size="12pt" fo:font-weight="normal"/>
    </style:style>
    <style:style style:family="text" style:name="T96">
      <style:text-properties fo:font-size="12pt" fo:font-weight="bold"/>
    </style:style>
    <style:style style:parent-style-name="621" style:list-style-name="WWNum3" style:family="paragraph" style:name="P54">
      <style:paragraph-properties fo:text-align="left"/>
      <style:text-properties fo:color="#000000" fo:font-family="Liberation Serif" style:font-family-asian="Noto Serif CJK SC" style:font-family-complex="Lohit Devanagari" fo:font-size="12pt" fo:language="en" fo:country="US"/>
    </style:style>
    <style:style style:family="text" style:name="T97">
      <style:text-properties fo:font-size="12pt" fo:font-weight="normal"/>
    </style:style>
    <style:style style:family="text" style:name="T98">
      <style:text-properties fo:font-size="12pt" fo:font-weight="bold"/>
    </style:style>
    <style:style style:parent-style-name="621" style:list-style-name="WWNum3" style:family="paragraph" style:name="P55">
      <style:paragraph-properties fo:text-align="left"/>
      <style:text-properties fo:color="#000000" fo:font-family="Liberation Serif" style:font-family-asian="Noto Serif CJK SC" style:font-family-complex="Lohit Devanagari" fo:font-size="12pt" fo:language="en" fo:country="US"/>
    </style:style>
    <style:style style:family="text" style:name="T99">
      <style:text-properties fo:font-size="12pt" fo:font-weight="normal"/>
    </style:style>
    <style:style style:family="text" style:name="T100">
      <style:text-properties fo:font-size="12pt" fo:font-weight="bold"/>
    </style:style>
    <style:style style:parent-style-name="621" style:list-style-name="WWNum3" style:family="paragraph" style:name="P56">
      <style:paragraph-properties fo:text-align="left"/>
      <style:text-properties fo:color="#000000" fo:font-family="Liberation Serif" style:font-family-asian="Noto Serif CJK SC" style:font-family-complex="Lohit Devanagari" fo:font-size="12pt" fo:language="en" fo:country="US"/>
    </style:style>
    <style:style style:family="text" style:name="T101">
      <style:text-properties fo:font-size="12pt" fo:font-weight="normal"/>
    </style:style>
    <style:style style:family="text" style:name="T102">
      <style:text-properties fo:font-size="12pt" fo:font-weight="bold"/>
    </style:style>
    <style:style style:parent-style-name="621" style:list-style-name="WWNum3" style:family="paragraph" style:name="P57">
      <style:paragraph-properties fo:text-align="left"/>
      <style:text-properties fo:color="#000000" fo:font-family="Liberation Serif" style:font-family-asian="Noto Serif CJK SC" style:font-family-complex="Lohit Devanagari" fo:font-size="12pt" fo:language="en" fo:country="US"/>
    </style:style>
    <style:style style:family="text" style:name="T103">
      <style:text-properties fo:font-size="12pt" fo:font-weight="normal"/>
    </style:style>
    <style:style style:family="text" style:name="T104">
      <style:text-properties fo:font-size="12pt" fo:font-weight="bold"/>
    </style:style>
    <style:style style:parent-style-name="621" style:list-style-name="WWNum3" style:family="paragraph" style:name="P58">
      <style:paragraph-properties fo:text-align="left"/>
      <style:text-properties fo:color="#000000" fo:font-family="Liberation Serif" style:font-family-asian="Noto Serif CJK SC" style:font-family-complex="Lohit Devanagari" fo:font-size="12pt" fo:language="en" fo:country="US"/>
    </style:style>
    <style:style style:family="text" style:name="T105">
      <style:text-properties fo:font-size="12pt" fo:font-weight="normal"/>
    </style:style>
    <style:style style:family="text" style:name="T106">
      <style:text-properties fo:font-size="12pt" fo:font-weight="bold"/>
    </style:style>
    <style:style style:parent-style-name="621" style:list-style-name="WWNum3" style:family="paragraph" style:name="P59">
      <style:paragraph-properties fo:text-align="left"/>
      <style:text-properties fo:color="#000000" fo:font-family="Liberation Serif" style:font-family-asian="Noto Serif CJK SC" style:font-family-complex="Lohit Devanagari" fo:font-size="12pt" fo:language="en" fo:country="US"/>
    </style:style>
    <style:style style:family="text" style:name="T107">
      <style:text-properties fo:font-size="12pt" fo:font-weight="normal"/>
    </style:style>
    <style:style style:family="text" style:name="T108">
      <style:text-properties fo:font-size="12pt" fo:font-weight="bold"/>
    </style:style>
    <style:style style:parent-style-name="621" style:list-style-name="WWNum3" style:family="paragraph" style:name="P60">
      <style:paragraph-properties fo:text-align="left"/>
      <style:text-properties fo:color="#000000" fo:font-family="Liberation Serif" style:font-family-asian="Noto Serif CJK SC" style:font-family-complex="Lohit Devanagari" fo:font-size="12pt" fo:language="en" fo:country="US"/>
    </style:style>
    <style:style style:family="text" style:name="T109">
      <style:text-properties fo:font-size="12pt" fo:font-weight="normal"/>
    </style:style>
    <style:style style:family="text" style:name="T110">
      <style:text-properties fo:font-size="12pt" fo:font-weight="bold"/>
    </style:style>
    <style:style style:parent-style-name="621" style:list-style-name="WWNum3" style:family="paragraph" style:name="P61">
      <style:paragraph-properties fo:text-align="left"/>
      <style:text-properties fo:color="#000000" fo:font-family="Liberation Serif" style:font-family-asian="Noto Serif CJK SC" style:font-family-complex="Lohit Devanagari" fo:font-size="12pt" fo:language="en" fo:country="US"/>
    </style:style>
    <style:style style:family="text" style:name="T111">
      <style:text-properties fo:font-size="12pt" fo:font-weight="normal"/>
    </style:style>
    <style:style style:family="text" style:name="T112">
      <style:text-properties fo:font-size="12pt" fo:font-weight="normal"/>
    </style:style>
    <style:style style:family="text" style:name="T113">
      <style:text-properties fo:font-size="12pt" fo:font-weight="normal"/>
    </style:style>
    <style:style style:family="text" style:name="T114">
      <style:text-properties fo:font-size="12pt" fo:font-weight="bold"/>
    </style:style>
    <style:style style:parent-style-name="621" style:family="paragraph" style:name="P62">
      <style:paragraph-properties fo:text-align="left"/>
      <style:text-properties fo:color="#000000" fo:font-family="Liberation Serif" style:font-family-asian="Noto Serif CJK SC" style:font-family-complex="Lohit Devanagari" fo:font-size="12pt" fo:language="en" fo:country="US"/>
    </style:style>
    <style:style style:family="text" style:name="T115">
      <style:text-properties fo:font-size="12pt" fo:font-weight="bold"/>
    </style:style>
    <style:style style:family="text" style:name="T116">
      <style:text-properties fo:font-size="12pt" fo:font-weight="bold"/>
    </style:style>
    <style:style style:parent-style-name="621" style:family="paragraph" style:name="P63">
      <style:paragraph-properties fo:text-align="left"/>
      <style:text-properties fo:color="#000000" fo:font-family="Liberation Serif" style:font-family-asian="Noto Serif CJK SC" style:font-family-complex="Lohit Devanagari" fo:font-size="12pt" fo:language="en" fo:country="US"/>
    </style:style>
    <style:style style:family="text" style:name="T117">
      <style:text-properties fo:font-size="12pt" fo:font-weight="bold"/>
    </style:style>
    <style:style style:family="text" style:name="T118">
      <style:text-properties fo:font-size="12pt" fo:font-weight="bold"/>
    </style:style>
    <style:style style:parent-style-name="621" style:family="paragraph" style:name="P64">
      <style:paragraph-properties fo:text-align="left"/>
      <style:text-properties fo:color="#000000" fo:font-family="Liberation Serif" style:font-family-asian="Noto Serif CJK SC" style:font-family-complex="Lohit Devanagari" fo:font-size="12pt" fo:language="en" fo:country="US"/>
    </style:style>
    <style:style style:family="text" style:name="T119">
      <style:text-properties fo:font-size="12pt" fo:font-weight="bold"/>
    </style:style>
    <style:style style:family="text" style:name="T120">
      <style:text-properties fo:font-size="12pt" fo:font-weight="bold"/>
    </style:style>
    <style:style style:parent-style-name="621" style:family="paragraph" style:name="P65">
      <style:paragraph-properties fo:text-align="left"/>
      <style:text-properties fo:color="#000000" fo:font-family="Liberation Serif" style:font-family-asian="Noto Serif CJK SC" style:font-family-complex="Lohit Devanagari" fo:font-size="12pt" fo:language="en" fo:country="US"/>
    </style:style>
    <style:style style:family="text" style:name="T121">
      <style:text-properties fo:font-size="12pt" fo:font-weight="bold"/>
    </style:style>
    <style:style style:family="text" style:name="T122">
      <style:text-properties fo:font-size="12pt" fo:font-weight="normal"/>
    </style:style>
    <style:style style:family="text" style:name="T123">
      <style:text-properties fo:font-size="12pt" fo:font-weight="normal"/>
    </style:style>
    <style:style style:family="text" style:name="T124">
      <style:text-properties fo:font-size="12pt" fo:font-weight="normal"/>
    </style:style>
    <style:style style:parent-style-name="621" style:list-style-name="WWNum1" style:family="paragraph" style:name="P66">
      <style:paragraph-properties fo:text-align="left"/>
      <style:text-properties fo:color="#000000" fo:font-family="Liberation Serif" style:font-family-asian="Noto Serif CJK SC" style:font-family-complex="Lohit Devanagari" fo:font-size="12pt" fo:language="en" fo:country="US"/>
    </style:style>
    <style:style style:family="text" style:name="T125">
      <style:text-properties fo:font-size="12pt" fo:font-weight="normal"/>
    </style:style>
    <style:style style:parent-style-name="621" style:list-style-name="WWNum1" style:family="paragraph" style:name="P67">
      <style:paragraph-properties fo:text-align="left"/>
      <style:text-properties fo:color="#000000" fo:font-family="Liberation Serif" style:font-family-asian="Noto Serif CJK SC" style:font-family-complex="Lohit Devanagari" fo:font-size="12pt" fo:language="en" fo:country="US"/>
    </style:style>
    <style:style style:family="text" style:name="T126">
      <style:text-properties fo:font-size="12pt" fo:font-weight="normal"/>
    </style:style>
    <style:style style:family="text" style:name="T127">
      <style:text-properties fo:font-size="12pt" fo:font-weight="normal"/>
    </style:style>
    <style:style style:parent-style-name="621" style:list-style-name="WWNum1" style:family="paragraph" style:name="P68">
      <style:paragraph-properties fo:text-align="left"/>
      <style:text-properties fo:color="#000000" fo:font-family="Liberation Serif" style:font-family-asian="Noto Serif CJK SC" style:font-family-complex="Lohit Devanagari" fo:font-size="12pt" fo:language="en" fo:country="US"/>
    </style:style>
    <style:style style:family="text" style:name="T128">
      <style:text-properties fo:font-size="12pt" fo:font-weight="normal"/>
    </style:style>
    <style:style style:family="text" style:name="T129">
      <style:text-properties fo:font-size="12pt" fo:font-weight="normal"/>
    </style:style>
    <style:style style:family="text" style:name="T130">
      <style:text-properties fo:font-size="12pt" fo:font-weight="normal"/>
    </style:style>
    <style:style style:parent-style-name="621" style:family="paragraph" style:name="P69">
      <style:paragraph-properties fo:text-align="left"/>
      <style:text-properties fo:color="#000000" fo:font-family="Liberation Serif" style:font-family-asian="Noto Serif CJK SC" style:font-family-complex="Lohit Devanagari" fo:font-size="12pt" fo:language="en" fo:country="US"/>
    </style:style>
    <style:style style:family="text" style:name="T131">
      <style:text-properties fo:font-size="12pt" fo:font-weight="normal"/>
    </style:style>
    <style:style style:family="text" style:name="T132">
      <style:text-properties fo:font-size="12pt" fo:font-weight="normal"/>
    </style:style>
    <style:style style:family="text" style:name="T133">
      <style:text-properties fo:font-size="12pt" fo:font-weight="normal"/>
    </style:style>
    <style:style style:parent-style-name="621" style:family="paragraph" style:name="P70">
      <style:paragraph-properties fo:text-align="left"/>
      <style:text-properties fo:color="#000000" fo:font-family="Liberation Serif" style:font-family-asian="Noto Serif CJK SC" style:font-family-complex="Lohit Devanagari" fo:font-size="12pt" fo:language="en" fo:country="US"/>
    </style:style>
    <style:style style:family="text" style:name="T134">
      <style:text-properties fo:font-size="12pt" fo:font-weight="normal"/>
    </style:style>
    <style:style style:family="text" style:name="T135">
      <style:text-properties fo:font-size="12pt" fo:font-weight="normal"/>
    </style:style>
    <style:style style:parent-style-name="621" style:family="paragraph" style:name="P71">
      <style:paragraph-properties fo:text-align="left"/>
      <style:text-properties fo:color="#000000" fo:font-family="Liberation Serif" style:font-family-asian="Noto Serif CJK SC" style:font-family-complex="Lohit Devanagari" fo:font-size="12pt" fo:language="en" fo:country="US"/>
    </style:style>
    <style:style style:family="text" style:name="T136">
      <style:text-properties fo:font-size="12pt" fo:font-weight="bold"/>
    </style:style>
    <style:style style:family="text" style:name="T137">
      <style:text-properties fo:font-size="12pt" fo:font-weight="bold"/>
    </style:style>
    <style:style style:parent-style-name="621" style:family="paragraph" style:name="P72">
      <style:paragraph-properties fo:text-align="left"/>
      <style:text-properties fo:color="#000000" fo:font-family="Liberation Serif" style:font-family-asian="Noto Serif CJK SC" style:font-family-complex="Lohit Devanagari" fo:font-size="12pt" fo:language="en" fo:country="US"/>
    </style:style>
    <style:style style:family="text" style:name="T138">
      <style:text-properties fo:font-size="12pt" fo:font-weight="bold"/>
    </style:style>
    <style:style style:family="text" style:name="T139">
      <style:text-properties fo:font-size="12pt" fo:font-weight="bold"/>
    </style:style>
    <style:style style:parent-style-name="621" style:family="paragraph" style:name="P73">
      <style:paragraph-properties fo:text-align="left"/>
      <style:text-properties fo:color="#000000" fo:font-family="Liberation Serif" style:font-family-asian="Noto Serif CJK SC" style:font-family-complex="Lohit Devanagari" fo:font-size="12pt" fo:language="en" fo:country="US"/>
    </style:style>
    <style:style style:family="text" style:name="T140">
      <style:text-properties fo:font-size="12pt" fo:font-weight="normal"/>
    </style:style>
    <style:style style:family="text" style:name="T141">
      <style:text-properties fo:font-size="12pt" fo:font-weight="normal"/>
    </style:style>
    <style:style style:family="text" style:name="T142">
      <style:text-properties fo:font-size="12pt" fo:font-weight="normal"/>
    </style:style>
    <style:style style:family="text" style:name="T143">
      <style:text-properties fo:font-size="12pt" fo:font-weight="normal"/>
    </style:style>
    <style:style style:family="text" style:name="T144">
      <style:text-properties fo:font-size="12pt" fo:font-weight="normal"/>
    </style:style>
    <style:style style:family="text" style:name="T145">
      <style:text-properties fo:font-size="12pt" fo:font-weight="normal"/>
    </style:style>
    <style:style style:family="text" style:name="T146">
      <style:text-properties fo:font-size="12pt" fo:font-weight="normal"/>
    </style:style>
    <style:style style:family="text" style:name="T147">
      <style:text-properties fo:font-size="12pt" fo:font-weight="normal"/>
    </style:style>
    <style:style style:family="text" style:name="T148">
      <style:text-properties fo:font-size="12pt" fo:font-weight="normal"/>
    </style:style>
    <style:style style:family="text" style:name="T149">
      <style:text-properties fo:font-size="12pt" fo:font-weight="normal"/>
    </style:style>
    <style:style style:family="text" style:name="T150">
      <style:text-properties fo:font-size="12pt" fo:font-weight="normal"/>
    </style:style>
    <style:style style:family="text" style:name="T151">
      <style:text-properties fo:font-size="12pt" fo:font-weight="normal"/>
    </style:style>
    <style:style style:family="text" style:name="T152">
      <style:text-properties fo:font-size="12pt" fo:font-weight="normal"/>
    </style:style>
    <style:style style:parent-style-name="621" style:family="paragraph" style:name="P74">
      <style:paragraph-properties fo:text-align="left" fo:text-indent="1.251cm"/>
      <style:text-properties fo:color="#000000" fo:font-family="Liberation Serif" style:font-family-asian="Noto Serif CJK SC" style:font-family-complex="Lohit Devanagari" fo:font-size="12pt" fo:language="en" fo:country="US"/>
    </style:style>
    <style:style style:family="text" style:name="T153">
      <style:text-properties fo:font-size="12pt" fo:font-weight="normal"/>
    </style:style>
    <style:style style:family="text" style:name="T154">
      <style:text-properties fo:font-size="12pt" fo:font-weight="normal"/>
    </style:style>
    <style:style style:family="text" style:name="T155">
      <style:text-properties fo:font-size="12pt" fo:font-weight="normal"/>
    </style:style>
    <style:style style:family="text" style:name="T156">
      <style:text-properties fo:font-size="12pt" fo:font-weight="normal"/>
    </style:style>
    <style:style style:family="text" style:name="T157">
      <style:text-properties fo:font-size="12pt" fo:font-weight="normal"/>
    </style:style>
    <style:style style:parent-style-name="621" style:family="paragraph" style:name="P75">
      <style:paragraph-properties fo:text-align="left"/>
      <style:text-properties fo:color="#000000" fo:font-family="Liberation Serif" style:font-family-asian="Noto Serif CJK SC" style:font-family-complex="Lohit Devanagari" fo:font-size="12pt" fo:language="en" fo:country="US"/>
    </style:style>
    <style:style style:family="text" style:name="T158">
      <style:text-properties fo:font-size="12pt" fo:font-weight="normal"/>
    </style:style>
    <style:style style:family="text" style:name="T159">
      <style:text-properties fo:font-size="12pt" fo:font-weight="normal"/>
    </style:style>
    <style:style style:parent-style-name="621" style:family="paragraph" style:name="P76">
      <style:paragraph-properties fo:text-align="left"/>
      <style:text-properties fo:color="#000000" fo:font-family="Liberation Serif" style:font-family-asian="Noto Serif CJK SC" style:font-family-complex="Lohit Devanagari" fo:font-size="12pt" fo:language="en" fo:country="US"/>
    </style:style>
    <style:style style:family="text" style:name="T160">
      <style:text-properties fo:font-size="12pt" fo:font-weight="normal"/>
    </style:style>
    <style:style style:family="text" style:name="T161">
      <style:text-properties fo:font-size="12pt" fo:font-weight="normal"/>
    </style:style>
    <style:style style:parent-style-name="621" style:family="paragraph" style:name="P77">
      <style:paragraph-properties fo:text-align="left"/>
      <style:text-properties fo:color="#000000" fo:font-family="Liberation Serif" style:font-family-asian="Noto Serif CJK SC" style:font-family-complex="Lohit Devanagari" fo:font-size="12pt" fo:language="en" fo:country="US"/>
    </style:style>
    <style:style style:family="text" style:name="T162">
      <style:text-properties fo:font-size="12pt" fo:font-weight="bold"/>
    </style:style>
    <style:style style:family="text" style:name="T163">
      <style:text-properties fo:font-size="12pt" fo:font-weight="bold"/>
    </style:style>
    <style:style style:parent-style-name="621" style:family="paragraph" style:name="P78">
      <style:paragraph-properties fo:text-align="left"/>
      <style:text-properties fo:color="#000000" fo:font-family="Liberation Serif" style:font-family-asian="Noto Serif CJK SC" style:font-family-complex="Lohit Devanagari" fo:font-size="12pt" fo:language="en" fo:country="US"/>
    </style:style>
    <style:style style:family="text" style:name="T164">
      <style:text-properties fo:font-size="12pt" fo:font-weight="bold"/>
    </style:style>
    <style:style style:family="text" style:name="T165">
      <style:text-properties fo:font-size="12pt" fo:font-weight="bold"/>
    </style:style>
    <style:style style:parent-style-name="621" style:family="paragraph" style:name="P79">
      <style:paragraph-properties fo:text-align="left" fo:text-indent="1.251cm"/>
      <style:text-properties fo:color="#000000" fo:font-family="Liberation Serif" style:font-family-asian="Noto Serif CJK SC" style:font-family-complex="Lohit Devanagari" fo:font-size="12pt" fo:language="en" fo:country="US"/>
    </style:style>
    <style:style style:family="text" style:name="T166">
      <style:text-properties fo:font-size="12pt" fo:font-weight="normal"/>
    </style:style>
    <style:style style:family="text" style:name="T167">
      <style:text-properties fo:font-size="12pt" fo:font-weight="normal"/>
    </style:style>
    <style:style style:parent-style-name="621" style:family="paragraph" style:name="P80">
      <style:paragraph-properties fo:text-align="left" fo:text-indent="1.251cm"/>
      <style:text-properties fo:color="#000000" fo:font-family="Liberation Serif" style:font-family-asian="Noto Serif CJK SC" style:font-family-complex="Lohit Devanagari" fo:font-size="12pt" fo:language="en" fo:country="US"/>
    </style:style>
    <style:style style:family="text" style:name="T168">
      <style:text-properties fo:font-size="12pt" fo:font-weight="normal"/>
    </style:style>
    <style:style style:family="text" style:name="T169">
      <style:text-properties fo:font-size="12pt" fo:font-weight="normal"/>
    </style:style>
    <style:style style:parent-style-name="621" style:family="paragraph" style:name="P81">
      <style:paragraph-properties fo:text-align="left" fo:text-indent="1.251cm"/>
      <style:text-properties fo:color="#000000" fo:font-family="Liberation Serif" style:font-family-asian="Noto Serif CJK SC" style:font-family-complex="Lohit Devanagari" fo:font-size="12pt" fo:language="en" fo:country="US"/>
    </style:style>
    <style:style style:family="text" style:name="T170">
      <style:text-properties fo:font-size="12pt" fo:font-weight="normal"/>
    </style:style>
    <style:style style:family="text" style:name="T171">
      <style:text-properties fo:font-size="12pt" fo:font-weight="bold"/>
    </style:style>
    <style:style style:parent-style-name="621" style:family="paragraph" style:name="P82">
      <style:paragraph-properties fo:text-align="left"/>
      <style:text-properties fo:color="#000000" fo:font-family="Liberation Serif" style:font-family-asian="Noto Serif CJK SC" style:font-family-complex="Lohit Devanagari" fo:font-size="12pt" fo:language="en" fo:country="US"/>
    </style:style>
    <style:style style:family="text" style:name="T172">
      <style:text-properties fo:font-size="12pt" fo:font-weight="normal"/>
    </style:style>
    <style:style style:family="text" style:name="T173">
      <style:text-properties fo:font-size="12pt" fo:font-weight="normal"/>
    </style:style>
    <style:style style:parent-style-name="621" style:family="paragraph" style:name="P83">
      <style:paragraph-properties fo:text-align="left"/>
      <style:text-properties fo:color="#000000" fo:font-family="Liberation Serif" style:font-family-asian="Noto Serif CJK SC" style:font-family-complex="Lohit Devanagari" fo:font-size="12pt" fo:language="en" fo:country="US"/>
    </style:style>
    <style:style style:family="text" style:name="T174">
      <style:text-properties fo:font-size="12pt" fo:font-weight="bold"/>
    </style:style>
    <style:style style:family="text" style:name="T175">
      <style:text-properties fo:font-size="12pt" fo:font-weight="normal"/>
    </style:style>
    <style:style style:parent-style-name="621" style:family="paragraph" style:name="P84">
      <style:paragraph-properties fo:text-align="left"/>
      <style:text-properties fo:color="#000000" fo:font-family="Liberation Serif" style:font-family-asian="Noto Serif CJK SC" style:font-family-complex="Lohit Devanagari" fo:font-size="12pt" fo:language="en" fo:country="US"/>
    </style:style>
    <style:style style:family="text" style:name="T176">
      <style:text-properties fo:font-size="12pt" fo:font-weight="normal"/>
    </style:style>
    <style:style style:family="text" style:name="T177">
      <style:text-properties fo:font-size="12pt" fo:font-weight="normal"/>
    </style:style>
    <style:style style:parent-style-name="621" style:family="paragraph" style:name="P85">
      <style:paragraph-properties fo:text-align="left"/>
      <style:text-properties fo:color="#000000" fo:font-family="Liberation Serif" style:font-family-asian="Noto Serif CJK SC" style:font-family-complex="Lohit Devanagari" fo:font-size="12pt" fo:language="en" fo:country="US"/>
    </style:style>
    <style:style style:family="text" style:name="T178">
      <style:text-properties fo:font-size="12pt" fo:font-weight="normal"/>
    </style:style>
    <style:style style:family="text" style:name="T179">
      <style:text-properties fo:font-size="12pt" fo:font-weight="normal"/>
    </style:style>
    <style:style style:parent-style-name="621" style:family="paragraph" style:name="P86">
      <style:paragraph-properties fo:text-align="left"/>
      <style:text-properties fo:color="#000000" fo:font-family="Liberation Serif" style:font-family-asian="Noto Serif CJK SC" style:font-family-complex="Lohit Devanagari" fo:font-size="12pt" fo:language="en" fo:country="US"/>
    </style:style>
    <style:style style:family="text" style:name="T180">
      <style:text-properties fo:font-size="12pt" fo:font-weight="normal"/>
    </style:style>
    <style:style style:family="text" style:name="T181">
      <style:text-properties fo:font-size="12pt" fo:font-weight="normal"/>
    </style:style>
  </office:automatic-styles>
  <office:body>
    <office:text text:use-soft-page-breaks="true">
      <text:p text:style-name="P39"><text:span text:style-name="T61">Comparing the performance gain due to hyperparameter and threshold optimization with hyperopt, optuna and scikit-learn’s </text:span><text:span text:style-name="T62">TunedThresholdClassifierCV</text:span><text:span text:style-name="T63"> for three gradient boosting algorithms on binary classification</text:span><text:span text:style-name="T64"/></text:p>
      <text:p text:style-name="P40"><text:span text:style-name="T65"/><text:span text:style-name="T66"/></text:p>
      <text:p text:style-name="P41"><text:span text:style-name="T67">Abstract</text:span><text:span text:style-name="T68"/></text:p>
      <text:p text:style-name="P42"><text:span text:style-name="T69"><text:tab/>The goal of this project i</text:span><text:span text:style-name="T70">s to compare the performance of three gradient boosting algorithms on a medical diagnosis binary classification task. The emphasis of the comparison was not on speed or computational cost but rather on prediction performance as a result of hyper-parameter </text:span><text:span text:style-name="T71">and threshold</text:span><text:span text:style-name="T72"> optimization.</text:span><text:span text:style-name="T73"/></text:p>
      <text:p text:style-name="P43"><text:span text:style-name="T74"/><text:span text:style-name="T75"/></text:p>
      <text:p text:style-name="P44"><text:span text:style-name="T76">Project structure</text:span><text:span text:style-name="T77"><text:s text:c="2"/></text:span><text:span text:style-name="T78"/><text:span/></text:p>
      <text:list text:style-name="WWNum3" text:continue-numbering="true">
        <text:list-item>
          <text:p text:style-name="P45"><text:span text:style-name="T79">Importing and installing libraries</text:span><text:span text:style-name="T80"/></text:p>
        </text:list-item>
        <text:list-item>
          <text:p text:style-name="P46"><text:span text:style-name="T81">Loading and previewing the data set</text:span><text:span text:style-name="T82"/></text:p>
        </text:list-item>
        <text:list-item>
          <text:p text:style-name="P47"><text:span text:style-name="T83">Defining helper functions</text:span><text:span text:style-name="T84"/></text:p>
        </text:list-item>
        <text:list-item>
          <text:p text:style-name="P48"><text:span text:style-name="T85">Exploratory Data Analysis</text:span><text:span text:style-name="T86"/></text:p>
        </text:list-item>
        <text:list-item>
          <text:list>
            <text:list-item>
              <text:p text:style-name="P49"><text:span text:style-name="T87">Summary statistics</text:span><text:span text:style-name="T88"/></text:p>
            </text:list-item>
            <text:list-item>
              <text:p text:style-name="P50"><text:span text:style-name="T89">Distribution analysis</text:span><text:span text:style-name="T90"/></text:p>
            </text:list-item>
            <text:list-item>
              <text:p text:style-name="P51"><text:span text:style-name="T91">Missing values analysis</text:span><text:span text:style-name="T92"/></text:p>
            </text:list-item>
            <text:list-item>
              <text:p text:style-name="P52"><text:span text:style-name="T93">Correlation analysis</text:span><text:span text:style-name="T94"/></text:p>
            </text:list-item>
            <text:list-item>
              <text:p text:style-name="P53"><text:span text:style-name="T95">Outcome analysis</text:span><text:span text:style-name="T96"/></text:p>
            </text:list-item>
          </text:list>
        </text:list-item>
        <text:list-item>
          <text:p text:style-name="P54"><text:span text:style-name="T97">Data processing</text:span><text:span text:style-name="T98"/></text:p>
        </text:list-item>
        <text:list-item>
          <text:list>
            <text:list-item>
              <text:p text:style-name="P55"><text:span text:style-name="T99">Model based imputations</text:span><text:span text:style-name="T100"/></text:p>
            </text:list-item>
            <text:list-item>
              <text:p text:style-name="P56"><text:span text:style-name="T101">Synthetic sampling</text:span><text:span text:style-name="T102"/></text:p>
            </text:list-item>
            <text:list-item>
              <text:p text:style-name="P57"><text:span text:style-name="T103">Feature selection</text:span><text:span text:style-name="T104"/></text:p>
            </text:list-item>
          </text:list>
        </text:list-item>
        <text:list-item>
          <text:p text:style-name="P58"><text:span text:style-name="T105">Training and boosting gradient boosting classifiers</text:span><text:span text:style-name="T106"/></text:p>
        </text:list-item>
        <text:list-item>
          <text:list>
            <text:list-item>
              <text:p text:style-name="P59"><text:span text:style-name="T107">Building baseline models</text:span><text:span text:style-name="T108"/></text:p>
            </text:list-item>
            <text:list-item>
              <text:p text:style-name="P60"><text:span text:style-name="T109">Optimizing hyperparameters</text:span><text:span text:style-name="T110"/></text:p>
            </text:list-item>
            <text:list-item>
              <text:p text:style-name="P61"><text:span text:style-name="T111">Optimizing the classification threshold </text:span><text:span/><text:span/><text:span text:style-name="T112"/><text:span text:style-name="T113"/><text:span text:style-name="T114"/></text:p>
            </text:list-item>
          </text:list>
        </text:list-item>
      </text:list>
      <text:p text:style-name="P62"><text:span text:style-name="T115"/><text:span text:style-name="T116"/></text:p>
      <text:p text:style-name="P63"><text:span text:style-name="T117">Data</text:span><text:span text:style-name="T118"/></text:p>
      <text:p text:style-name="P64"><text:span text:style-name="T119"/><text:span text:style-name="T120"/></text:p>
      <text:p text:style-name="P65"><text:span text:style-name="T121"><text:tab/></text:span><text:span text:style-name="T122">The </text:span><text:span text:style-name="T123">data used for this analysis comes from the popular Pima Indians Diabetes Database. Some of the challenges presented<text:s text:c="2"/>by this sample of records are:</text:span><text:span text:style-name="T124"/></text:p>
      <text:list text:style-name="WWNum1" text:continue-numbering="true">
        <text:list-item>
          <text:p text:style-name="P66"><text:span text:style-name="T125">small number of records</text:span><text:span/></text:p>
        </text:list-item>
        <text:list-item>
          <text:p text:style-name="P67"><text:span text:style-name="T126">large number of missing measurements</text:span><text:span text:style-name="T127"/></text:p>
        </text:list-item>
        <text:list-item>
          <text:p text:style-name="P68"><text:span text:style-name="T128">class imbalanc</text:span><text:span text:style-name="T129">e</text:span><text:span text:style-name="T130"/></text:p>
        </text:list-item>
      </text:list>
      <text:p text:style-name="P69"><text:span text:style-name="T131"><text:tab/></text:span><text:span text:style-name="T132">Some of the techniques employed in tackling these issues are model based imputations and synthetic generation of samples for the minority class. Feature selection was also used to refine the performance metrics. </text:span><text:span text:style-name="T133"/></text:p>
      <text:p text:style-name="P70"><text:span text:style-name="T134"/><text:span text:style-name="T135"/></text:p>
      <text:p text:style-name="P71"><text:span text:style-name="T136">Insights from EDA</text:span><text:span text:style-name="T137"/></text:p>
      <text:p text:style-name="P72"><text:span text:style-name="T138"/><text:span text:style-name="T139"/></text:p>
      <text:p text:style-name="P73"><text:span text:style-name="T140"><text:tab/>The summary statistics reveal that the sample of records includes subjects with a minimum age of 21 and maximum of 81 </text:span><text:span text:style-name="T141">years. </text:span><text:span text:style-name="T142"/><text:span text:style-name="T143">The distribution of ages shows</text:span><text:span text:style-name="T144"> that </text:span><text:span text:style-name="T145">the subjects</text:span><text:span text:style-name="T146"> are predominantly on the younger side with a </text:span><text:span text:style-name="T147">median age</text:span><text:span text:style-name="T148"> of </text:span><text:span text:style-name="T149">29</text:span><text:span text:style-name="T150">. </text:span><text:span text:style-name="T151"/><text:span/><text:span text:style-name="T152"/></text:p>
      <text:p text:style-name="P74"><text:span text:style-name="T153">In terms of the target variable there is a 53.6% positive to negative ratio. </text:span><text:span text:style-name="T154">The maximum number of pregnancies is 17 but the distribution </text:span><text:span text:style-name="T155">of the number of pregnancies shows that the predominant values tend to be smaller than that with a median of 3. </text:span><text:span text:style-name="T156"><text:s/></text:span><text:span text:style-name="T157"/><text:span/></text:p>
      <text:p text:style-name="P75"><text:span text:style-name="T158"><text:tab/>Many of the features, such as insulin, glucose BMI and blood pressure have a minimum value of zero indicating that zero-imputation was applied to missing measurements.</text:span><text:span text:style-name="T159"/></text:p>
      <text:p text:style-name="P76"><text:span text:style-name="T160"/><text:span text:style-name="T161"/></text:p>
      <text:p text:style-name="P77"><text:span text:style-name="T162">Training and testing gradient boosting classifiers</text:span><text:span text:style-name="T163"/></text:p>
      <text:p text:style-name="P78"><text:span text:style-name="T164"/><text:span text:style-name="T165"/></text:p>
      <text:p text:style-name="P79"><text:span text:style-name="T166">To evaluate the performance of the three gradient boosting algorithms tested in this study, a baseline model was trained and tested without optimization for each model. Subsequently, the hyperparameters for each algorithm were optimized using first the optuna and then hyperopt with cross-validation. After optimization a new model was trained with the optimized hyperparameters and tested on the test set. </text:span><text:span text:style-name="T167"/></text:p>
      <text:p text:style-name="P80"><text:span text:style-name="T168">To balance the trade-off between precision and recall another optimization process was implemented for the decision threshold using the </text:span><text:span text:style-name="T169">TunedThresholdClassifierCV using an f1 scorer.<text:s text:c="2"/></text:span><text:span/></text:p>
      <text:p text:style-name="P81"><text:span text:style-name="T170"><text:s text:c="4"/></text:span><text:span text:style-name="T171"><text:s/></text:span><text:span/><text:span/></text:p>
      <text:p text:style-name="P82"><text:span text:style-name="T172"/><text:span text:style-name="T173"/></text:p>
      <text:p text:style-name="P83"><text:span text:style-name="T174"/><text:span text:style-name="T175"><text:s text:c="2"/></text:span><text:span/><text:span/></text:p>
      <text:p text:style-name="P84"><text:span text:style-name="T176"/><text:span text:style-name="T177"/></text:p>
      <text:p text:style-name="P85"><text:span text:style-name="T178"/><text:span text:style-name="T179"/></text:p>
      <text:p text:style-name="P86"><text:span text:style-name="T180"/><text:span text:style-name="T18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45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Normal" style:family="paragraph" style:name="10">
      <style:paragraph-properties/>
    </style:style>
    <style:style style:parent-style-name="10" style:display-name="Heading 1" style:family="paragraph" style:name="13">
      <style:paragraph-properties fo:margin-top="24pt" fo:margin-bottom="10pt"/>
      <style:text-properties fo:font-family="Arial" style:font-family-asian="Arial" style:font-family-complex="Arial" fo:font-size="20pt"/>
    </style:style>
    <style:style style:parent-style-name="11" style:display-name="Heading 1 Char" style:family="text" style:name="14">
      <style:paragraph-properties/>
      <style:text-properties fo:font-family="Arial" style:font-family-asian="Arial" style:font-family-complex="Arial" fo:font-size="20pt"/>
    </style:style>
    <style:style style:parent-style-name="10" style:display-name="Heading 2" style:family="paragraph" style:name="15">
      <style:paragraph-properties fo:margin-top="18pt" fo:margin-bottom="10pt"/>
      <style:text-properties fo:font-family="Arial" style:font-family-asian="Arial" style:font-family-complex="Arial" fo:font-size="17pt"/>
    </style:style>
    <style:style style:parent-style-name="11" style:display-name="Heading 2 Char" style:family="text" style:name="16">
      <style:paragraph-properties/>
      <style:text-properties fo:font-family="Arial" style:font-family-asian="Arial" style:font-family-complex="Arial" fo:font-size="17pt"/>
    </style:style>
    <style:style style:parent-style-name="10" style:display-name="Heading 3" style:family="paragraph" style:name="17">
      <style:paragraph-properties fo:margin-top="16pt" fo:margin-bottom="10pt"/>
      <style:text-properties fo:font-family="Arial" style:font-family-asian="Arial" style:font-family-complex="Arial" fo:font-size="15pt"/>
    </style:style>
    <style:style style:parent-style-name="11" style:display-name="Heading 3 Char" style:family="text" style:name="18">
      <style:paragraph-properties/>
      <style:text-properties fo:font-family="Arial" style:font-family-asian="Arial" style:font-family-complex="Arial" fo:font-size="15pt"/>
    </style:style>
    <style:style style:parent-style-name="10" style:display-name="Heading 4" style:family="paragraph" style:name="19">
      <style:paragraph-properties fo:margin-top="16pt" fo:margin-bottom="10pt"/>
      <style:text-properties fo:font-family="Arial" style:font-family-asian="Arial" style:font-family-complex="Arial" fo:font-size="13pt" fo:font-weight="bold"/>
    </style:style>
    <style:style style:parent-style-name="11" style:display-name="Heading 4 Char" style:family="text" style:name="20">
      <style:paragraph-properties/>
      <style:text-properties fo:font-family="Arial" style:font-family-asian="Arial" style:font-family-complex="Arial" fo:font-size="13pt" fo:font-weight="bold"/>
    </style:style>
    <style:style style:parent-style-name="10" style:display-name="Heading 5" style:family="paragraph" style:name="21">
      <style:paragraph-properties fo:margin-top="16pt" fo:margin-bottom="10pt"/>
      <style:text-properties fo:font-family="Arial" style:font-family-asian="Arial" style:font-family-complex="Arial" fo:font-size="12pt" fo:font-weight="bold"/>
    </style:style>
    <style:style style:parent-style-name="11" style:display-name="Heading 5 Char" style:family="text" style:name="22">
      <style:paragraph-properties/>
      <style:text-properties fo:font-family="Arial" style:font-family-asian="Arial" style:font-family-complex="Arial" fo:font-size="12pt" fo:font-weight="bold"/>
    </style:style>
    <style:style style:parent-style-name="10" style:display-name="Heading 6" style:family="paragraph" style:name="23">
      <style:paragraph-properties fo:margin-top="16pt" fo:margin-bottom="10pt"/>
      <style:text-properties fo:font-family="Arial" style:font-family-asian="Arial" style:font-family-complex="Arial" fo:font-size="11pt" fo:font-weight="bold"/>
    </style:style>
    <style:style style:parent-style-name="11" style:display-name="Heading 6 Char" style:family="text" style:name="24">
      <style:paragraph-properties/>
      <style:text-properties fo:font-family="Arial" style:font-family-asian="Arial" style:font-family-complex="Arial" fo:font-size="11pt" fo:font-weight="bold"/>
    </style:style>
    <style:style style:parent-style-name="10" style:display-name="Heading 7" style:family="paragraph" style:name="25">
      <style:paragraph-properties fo:margin-top="16pt" fo:margin-bottom="10pt"/>
      <style:text-properties fo:font-family="Arial" style:font-family-asian="Arial" style:font-family-complex="Arial" fo:font-size="11pt" fo:font-style="italic" fo:font-weight="bold"/>
    </style:style>
    <style:style style:parent-style-name="11" style:display-name="Heading 7 Char" style:family="text" style:name="26">
      <style:paragraph-properties/>
      <style:text-properties fo:font-family="Arial" style:font-family-asian="Arial" style:font-family-complex="Arial" fo:font-size="11pt" fo:font-style="italic" fo:font-weight="bold"/>
    </style:style>
    <style:style style:parent-style-name="10" style:display-name="Heading 8" style:family="paragraph" style:name="27">
      <style:paragraph-properties fo:margin-top="16pt" fo:margin-bottom="10pt"/>
      <style:text-properties fo:font-family="Arial" style:font-family-asian="Arial" style:font-family-complex="Arial" fo:font-size="11pt" fo:font-style="italic"/>
    </style:style>
    <style:style style:parent-style-name="11" style:display-name="Heading 8 Char" style:family="text" style:name="28">
      <style:paragraph-properties/>
      <style:text-properties fo:font-family="Arial" style:font-family-asian="Arial" style:font-family-complex="Arial" fo:font-size="11pt" fo:font-style="italic"/>
    </style:style>
    <style:style style:parent-style-name="10" style:display-name="Heading 9" style:family="paragraph" style:name="29">
      <style:paragraph-properties fo:margin-top="16pt" fo:margin-bottom="10pt"/>
      <style:text-properties fo:font-family="Arial" style:font-family-asian="Arial" style:font-family-complex="Arial" fo:font-size="10.5pt" fo:font-style="italic"/>
    </style:style>
    <style:style style:parent-style-name="11" style:display-name="Heading 9 Char" style:family="text" style:name="30">
      <style:paragraph-properties/>
      <style:text-properties fo:font-family="Arial" style:font-family-asian="Arial" style:font-family-complex="Arial" fo:font-size="10.5pt" fo:font-style="italic"/>
    </style:style>
    <style:style style:parent-style-name="10" style:display-name="List Paragraph" style:family="paragraph" style:name="31">
      <style:paragraph-properties fo:margin-left="1.27cm" style:contextual-spacing="true"/>
    </style:style>
    <style:style style:display-name="No Spacing" style:family="paragraph" style:name="33">
      <style:paragraph-properties fo:line-height="100%" fo:margin-top="0pt" fo:margin-bottom="0pt"/>
    </style:style>
    <style:style style:parent-style-name="10" style:display-name="Title" style:family="paragraph" style:name="34">
      <style:paragraph-properties fo:margin-top="15pt" fo:margin-bottom="10pt" style:contextual-spacing="true"/>
      <style:text-properties fo:font-size="24pt"/>
    </style:style>
    <style:style style:parent-style-name="11" style:display-name="Title Char" style:family="text" style:name="35">
      <style:paragraph-properties/>
      <style:text-properties fo:font-size="24pt"/>
    </style:style>
    <style:style style:parent-style-name="10" style:display-name="Subtitle" style:family="paragraph" style:name="36">
      <style:paragraph-properties fo:margin-top="10pt" fo:margin-bottom="10pt"/>
      <style:text-properties fo:font-size="12pt"/>
    </style:style>
    <style:style style:parent-style-name="11" style:display-name="Subtitle Char" style:family="text" style:name="37">
      <style:paragraph-properties/>
      <style:text-properties fo:font-size="12pt"/>
    </style:style>
    <style:style style:parent-style-name="10" style:display-name="Quote" style:family="paragraph" style:name="38">
      <style:paragraph-properties fo:margin-left="1.27cm" fo:margin-right="1.27cm"/>
      <style:text-properties fo:font-style="italic"/>
    </style:style>
    <style:style style:display-name="Quote Char" style:family="text" style:name="39">
      <style:paragraph-properties/>
      <style:text-properties fo:font-style="italic"/>
    </style:style>
    <style:style style:parent-style-name="10" style:display-name="Intense Quote" style:family="paragraph" style:name="40">
      <style:paragraph-properties fo:margin-left="1.27cm" fo:margin-right="1.27cm" fo:background-color="#f2f2f2" style:contextual-spacing="true" fo:border="0.01764cm solid #FFFFFF"/>
      <style:text-properties fo:font-style="italic"/>
    </style:style>
    <style:style style:display-name="Intense Quote Char" style:family="text" style:name="41">
      <style:paragraph-properties/>
      <style:text-properties fo:font-style="italic"/>
    </style:style>
    <style:style style:parent-style-name="10" style:display-name="Header" style:family="paragraph" style:name="42">
      <style:paragraph-properties fo:line-height="100%" fo:margin-bottom="0pt">
        <style:tab-stops>
          <style:tab-stop style:position="12.6cm" style:type="center"/>
          <style:tab-stop style:position="25.2cm" style:type="right"/>
        </style:tab-stops>
      </style:paragraph-properties>
    </style:style>
    <style:style style:parent-style-name="11" style:display-name="Header Char" style:family="text" style:name="43">
      <style:paragraph-properties/>
    </style:style>
    <style:style style:parent-style-name="10" style:display-name="Footer" style:family="paragraph" style:name="44">
      <style:paragraph-properties fo:line-height="100%" fo:margin-bottom="0pt">
        <style:tab-stops>
          <style:tab-stop style:position="12.6cm" style:type="center"/>
          <style:tab-stop style:position="25.2cm" style:type="right"/>
        </style:tab-stops>
      </style:paragraph-properties>
    </style:style>
    <style:style style:parent-style-name="11" style:display-name="Footer Char" style:family="text" style:name="45">
      <style:paragraph-properties/>
    </style:style>
    <style:style style:parent-style-name="625" style:display-name="Caption Char" style:family="text" style:name="47">
      <style:paragraph-properties/>
    </style:style>
    <style:style style:display-name="Hyperlink" style:family="text" style:name="174">
      <style:paragraph-properties/>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10" style:display-name="footnote text" style:family="paragraph" style:name="175">
      <style:paragraph-properties fo:line-height="100%" fo:margin-bottom="2pt"/>
      <style:text-properties fo:font-size="9pt"/>
    </style:style>
    <style:style style:display-name="Footnote Text Char" style:family="text" style:name="176">
      <style:paragraph-properties/>
      <style:text-properties fo:font-size="9pt"/>
    </style:style>
    <style:style style:parent-style-name="11" style:display-name="footnote reference" style:family="text" style:name="177">
      <style:paragraph-properties/>
      <style:text-properties style:text-position="super 58%"/>
    </style:style>
    <style:style style:parent-style-name="10" style:display-name="endnote text" style:family="paragraph" style:name="178">
      <style:paragraph-properties fo:line-height="100%" fo:margin-bottom="0pt"/>
      <style:text-properties fo:font-size="10pt"/>
    </style:style>
    <style:style style:display-name="Endnote Text Char" style:family="text" style:name="179">
      <style:paragraph-properties/>
      <style:text-properties fo:font-size="10pt"/>
    </style:style>
    <style:style style:parent-style-name="11" style:display-name="endnote reference" style:family="text" style:name="180">
      <style:paragraph-properties/>
      <style:text-properties style:text-position="super 58%"/>
    </style:style>
    <style:style style:parent-style-name="10" style:display-name="toc 1" style:family="paragraph" style:name="181">
      <style:paragraph-properties fo:margin-left="0cm" fo:margin-right="0cm" fo:text-indent="0cm" fo:margin-bottom="2.85pt"/>
    </style:style>
    <style:style style:parent-style-name="10" style:display-name="toc 2" style:family="paragraph" style:name="182">
      <style:paragraph-properties fo:margin-left="0.4992cm" fo:margin-right="0cm" fo:text-indent="0cm" fo:margin-bottom="2.85pt"/>
    </style:style>
    <style:style style:parent-style-name="10" style:display-name="toc 3" style:family="paragraph" style:name="183">
      <style:paragraph-properties fo:margin-left="1cm" fo:margin-right="0cm" fo:text-indent="0cm" fo:margin-bottom="2.85pt"/>
    </style:style>
    <style:style style:parent-style-name="10" style:display-name="toc 4" style:family="paragraph" style:name="184">
      <style:paragraph-properties fo:margin-left="1.499cm" fo:margin-right="0cm" fo:text-indent="0cm" fo:margin-bottom="2.85pt"/>
    </style:style>
    <style:style style:parent-style-name="10" style:display-name="toc 5" style:family="paragraph" style:name="185">
      <style:paragraph-properties fo:margin-left="2cm" fo:margin-right="0cm" fo:text-indent="0cm" fo:margin-bottom="2.85pt"/>
    </style:style>
    <style:style style:parent-style-name="10" style:display-name="toc 6" style:family="paragraph" style:name="186">
      <style:paragraph-properties fo:margin-left="2.5cm" fo:margin-right="0cm" fo:text-indent="0cm" fo:margin-bottom="2.85pt"/>
    </style:style>
    <style:style style:parent-style-name="10" style:display-name="toc 7" style:family="paragraph" style:name="187">
      <style:paragraph-properties fo:margin-left="3.001cm" fo:margin-right="0cm" fo:text-indent="0cm" fo:margin-bottom="2.85pt"/>
    </style:style>
    <style:style style:parent-style-name="10" style:display-name="toc 8" style:family="paragraph" style:name="188">
      <style:paragraph-properties fo:margin-left="3.5cm" fo:margin-right="0cm" fo:text-indent="0cm" fo:margin-bottom="2.85pt"/>
    </style:style>
    <style:style style:parent-style-name="10" style:display-name="toc 9" style:family="paragraph" style:name="189">
      <style:paragraph-properties fo:margin-left="4.001cm" fo:margin-right="0cm" fo:text-indent="0cm" fo:margin-bottom="2.85pt"/>
    </style:style>
    <style:style style:display-name="TOC Heading" style:family="paragraph" style:name="190">
      <style:paragraph-properties/>
    </style:style>
    <style:style style:parent-style-name="10" style:display-name="table of figures" style:family="paragraph" style:name="191">
      <style:paragraph-properties fo:margin-bottom="0pt"/>
    </style:style>
    <style:style style:class="default" style:display-name="DStyle_paragraph" style:family="paragraph" style:name="620">
      <style:paragraph-properties/>
      <style:text-properties fo:color="#000000" fo:font-family="Liberation Serif" style:font-family-asian="Noto Serif CJK SC" style:font-family-complex="Lohit Devanagari" fo:font-size="12pt" fo:language="en" fo:country="US"/>
    </style:style>
    <style:style style:parent-style-name="620" style:display-name="Standard" style:family="paragraph" style:name="621">
      <style:paragraph-properties/>
      <style:text-properties/>
    </style:style>
    <style:style style:parent-style-name="621" style:display-name="Heading" style:family="paragraph" style:name="622">
      <style:paragraph-properties fo:margin-top="12pt" fo:margin-bottom="6pt"/>
      <style:text-properties fo:font-family="Liberation Sans" style:font-family-asian="Noto Sans CJK SC" style:font-family-complex="Lohit Devanagari" fo:font-size="14pt"/>
    </style:style>
    <style:style style:parent-style-name="621" style:display-name="Text body" style:family="paragraph" style:name="623">
      <style:paragraph-properties fo:line-height="115%" fo:margin-top="0pt" fo:margin-bottom="7pt"/>
    </style:style>
    <style:style style:parent-style-name="623" style:display-name="List" style:family="paragraph" style:name="624">
      <style:paragraph-properties/>
      <style:text-properties style:font-family-complex="Lohit Devanagari"/>
    </style:style>
    <style:style style:parent-style-name="621" style:display-name="Caption" style:family="paragraph" style:name="625">
      <style:paragraph-properties fo:margin-top="6pt" fo:margin-bottom="6pt"/>
      <style:text-properties style:font-family-complex="Lohit Devanagari" fo:font-size="12pt" fo:font-style="italic"/>
    </style:style>
    <style:style style:parent-style-name="621" style:display-name="Index" style:family="paragraph" style:name="626">
      <style:paragraph-properties/>
      <style:text-properties style:font-family-complex="Lohit Devanagari"/>
    </style:style>
    <style:style style:parent-style-name="620" style:display-name="Bullet Symbols" style:family="text" style:name="627">
      <style:paragraph-properties/>
      <style:text-properties fo:font-family="OpenSymbol" style:font-family-asian="OpenSymbol" style:font-family-complex="OpenSymbol"/>
    </style:style>
    <style:style style:class="default" style:display-name="Default Paragraph Font" style:family="text" style:name="723">
      <style:paragraph-properties/>
    </style:style>
    <style:style style:family="text" style:name="T1">
      <style:text-properties fo:font-family="OpenSymbol" style:font-family-asian="OpenSymbol" style:font-family-complex="OpenSymbol"/>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fo:font-family="Symbol" style:font-family-asian="Symbol" style:font-family-complex="Symbol" fo:font-weight="normal"/>
    </style:style>
    <style:style style:family="text" style:name="T20">
      <style:text-properties fo:font-family="Arial" style:font-family-asian="Arial" style:font-family-complex="Arial" fo:font-weight="normal"/>
    </style:style>
    <style:style style:family="text" style:name="T21">
      <style:text-properties fo:font-family="Wingdings" style:font-family-asian="Wingdings" style:font-family-complex="Wingdings"/>
    </style:style>
    <style:style style:family="text" style:name="T22">
      <style:text-properties fo:font-family="Symbol" style:font-family-asian="Symbol" style:font-family-complex="Symbol"/>
    </style:style>
    <style:style style:family="text" style:name="T23">
      <style:text-properties fo:font-family="Courier New" style:font-family-asian="Courier New" style:font-family-complex="Courier New"/>
    </style:style>
    <style:style style:family="text" style:name="T24">
      <style:text-properties fo:font-family="Wingdings" style:font-family-asian="Wingdings" style:font-family-complex="Wingdings"/>
    </style:style>
    <style:style style:family="text" style:name="T25">
      <style:text-properties fo:font-family="Symbol" style:font-family-asian="Symbol" style:font-family-complex="Symbol"/>
    </style:style>
    <style:style style:family="text" style:name="T26">
      <style:text-properties fo:font-family="Courier New" style:font-family-asian="Courier New" style:font-family-complex="Courier New"/>
    </style:style>
    <style:style style:family="text" style:name="T27">
      <style:text-properties fo:font-family="Wingdings" style:font-family-asian="Wingdings" style:font-family-complex="Wingdings"/>
    </style:style>
    <style:style style:family="text" style:name="T28">
      <style:text-properties fo:font-family="Wingdings" style:font-family-asian="Wingdings" style:font-family-complex="Wingdings"/>
    </style:style>
    <style:style style:family="text" style:name="T29">
      <style:text-properties fo:font-family="Courier New" style:font-family-asian="Courier New" style:font-family-complex="Courier New"/>
    </style:style>
    <style:style style:family="text" style:name="T30">
      <style:text-properties fo:font-family="Wingdings" style:font-family-asian="Wingdings" style:font-family-complex="Wingdings"/>
    </style:style>
    <style:style style:family="text" style:name="T31">
      <style:text-properties fo:font-family="Symbol" style:font-family-asian="Symbol" style:font-family-complex="Symbol"/>
    </style:style>
    <style:style style:family="text" style:name="T32">
      <style:text-properties fo:font-family="Courier New" style:font-family-asian="Courier New" style:font-family-complex="Courier New"/>
    </style:style>
    <style:style style:family="text" style:name="T33">
      <style:text-properties fo:font-family="Wingdings" style:font-family-asian="Wingdings" style:font-family-complex="Wingdings"/>
    </style:style>
    <style:style style:family="text" style:name="T34">
      <style:text-properties fo:font-family="Symbol" style:font-family-asian="Symbol" style:font-family-complex="Symbol"/>
    </style:style>
    <style:style style:family="text" style:name="T35">
      <style:text-properties fo:font-family="Courier New" style:font-family-asian="Courier New" style:font-family-complex="Courier New"/>
    </style:style>
    <style:style style:family="text" style:name="T36">
      <style:text-properties fo:font-family="Wingdings" style:font-family-asian="Wingdings" style:font-family-complex="Wingdings"/>
    </style:style>
    <text:list-style style:name="WWNum1">
      <text:list-level-style-bullet text:level="1" text:style-name="T1" text:bullet-char="• ">
        <style:list-level-properties text:list-level-position-and-space-mode="label-alignment">
          <style:list-level-label-alignment fo:text-indent="-0.635cm" fo:margin-left="3.175cm"/>
        </style:list-level-properties>
        <style:text-properties fo:font-family="OpenSymbol" style:font-family-asian="OpenSymbol" style:font-family-complex="OpenSymbol"/>
      </text:list-level-style-bullet>
      <text:list-level-style-number text:level="2" text:style-name="T2"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3" text:style-name="T3" style:num-format="1" style:num-suffix=".">
        <style:list-level-properties text:list-level-position-and-space-mode="label-alignment">
          <style:list-level-label-alignment text:list-tab-stop-position="4.445cm" fo:text-indent="-0.635cm" fo:margin-left="4.445cm"/>
        </style:list-level-properties>
        <style:text-properties/>
      </text:list-level-style-number>
      <text:list-level-style-number text:level="4" text:style-name="T4"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5" text:style-name="T5" style:num-format="1" style:num-suffix=".">
        <style:list-level-properties text:list-level-position-and-space-mode="label-alignment">
          <style:list-level-label-alignment text:list-tab-stop-position="5.715cm" fo:text-indent="-0.635cm" fo:margin-left="5.715cm"/>
        </style:list-level-properties>
        <style:text-properties/>
      </text:list-level-style-number>
      <text:list-level-style-number text:level="6" text:style-name="T6" style:num-format="1" style:num-suffix=".">
        <style:list-level-properties text:list-level-position-and-space-mode="label-alignment">
          <style:list-level-label-alignment text:list-tab-stop-position="6.35cm" fo:text-indent="-0.635cm" fo:margin-left="6.35cm"/>
        </style:list-level-properties>
        <style:text-properties/>
      </text:list-level-style-number>
      <text:list-level-style-number text:level="7" text:style-name="T7" style:num-format="1" style:num-suffix=".">
        <style:list-level-properties text:list-level-position-and-space-mode="label-alignment">
          <style:list-level-label-alignment text:list-tab-stop-position="6.985cm" fo:text-indent="-0.635cm" fo:margin-left="6.985cm"/>
        </style:list-level-properties>
        <style:text-properties/>
      </text:list-level-style-number>
      <text:list-level-style-number text:level="8" text:style-name="T8" style:num-format="1" style:num-suffix=".">
        <style:list-level-properties text:list-level-position-and-space-mode="label-alignment">
          <style:list-level-label-alignment text:list-tab-stop-position="7.62cm" fo:text-indent="-0.635cm" fo:margin-left="7.62cm"/>
        </style:list-level-properties>
        <style:text-properties/>
      </text:list-level-style-number>
      <text:list-level-style-number text:level="9" text:style-name="T9" style:num-format="1" style:num-suffix=".">
        <style:list-level-properties text:list-level-position-and-space-mode="label-alignment">
          <style:list-level-label-alignment text:list-tab-stop-position="8.256cm" fo:text-indent="-0.635cm" fo:margin-left="8.256cm"/>
        </style:list-level-properties>
        <style:text-properties/>
      </text:list-level-style-number>
    </text:list-style>
    <text:list-style style:name="WWNum2">
      <text:list-level-style-bullet text:level="1" text:style-name="T10">
        <style:list-level-properties text:list-level-position-and-space-mode="label-alignment">
          <style:list-level-label-alignment fo:margin-left="0cm"/>
        </style:list-level-properties>
        <style:text-properties/>
      </text:list-level-style-bullet>
      <text:list-level-style-bullet text:level="2" text:style-name="T11">
        <style:list-level-properties text:list-level-position-and-space-mode="label-alignment">
          <style:list-level-label-alignment fo:margin-left="0cm"/>
        </style:list-level-properties>
        <style:text-properties/>
      </text:list-level-style-bullet>
      <text:list-level-style-bullet text:level="3" text:style-name="T12">
        <style:list-level-properties text:list-level-position-and-space-mode="label-alignment">
          <style:list-level-label-alignment fo:margin-left="0cm"/>
        </style:list-level-properties>
        <style:text-properties/>
      </text:list-level-style-bullet>
      <text:list-level-style-bullet text:level="4" text:style-name="T13">
        <style:list-level-properties text:list-level-position-and-space-mode="label-alignment">
          <style:list-level-label-alignment fo:margin-left="0cm"/>
        </style:list-level-properties>
        <style:text-properties/>
      </text:list-level-style-bullet>
      <text:list-level-style-bullet text:level="5" text:style-name="T14">
        <style:list-level-properties text:list-level-position-and-space-mode="label-alignment">
          <style:list-level-label-alignment fo:margin-left="0cm"/>
        </style:list-level-properties>
        <style:text-properties/>
      </text:list-level-style-bullet>
      <text:list-level-style-bullet text:level="6" text:style-name="T15">
        <style:list-level-properties text:list-level-position-and-space-mode="label-alignment">
          <style:list-level-label-alignment fo:margin-left="0cm"/>
        </style:list-level-properties>
        <style:text-properties/>
      </text:list-level-style-bullet>
      <text:list-level-style-bullet text:level="7" text:style-name="T16">
        <style:list-level-properties text:list-level-position-and-space-mode="label-alignment">
          <style:list-level-label-alignment fo:margin-left="0cm"/>
        </style:list-level-properties>
        <style:text-properties/>
      </text:list-level-style-bullet>
      <text:list-level-style-bullet text:level="8" text:style-name="T17">
        <style:list-level-properties text:list-level-position-and-space-mode="label-alignment">
          <style:list-level-label-alignment fo:margin-left="0cm"/>
        </style:list-level-properties>
        <style:text-properties/>
      </text:list-level-style-bullet>
      <text:list-level-style-bullet text:level="9" text:style-name="T18">
        <style:list-level-properties text:list-level-position-and-space-mode="label-alignment">
          <style:list-level-label-alignment fo:margin-left="0cm"/>
        </style:list-level-properties>
        <style:text-properties/>
      </text:list-level-style-bullet>
    </text:list-style>
    <text:list-style style:name="WWNum3">
      <text:list-level-style-bullet text:level="1" text:style-name="T19" text:bullet-char="·">
        <style:list-level-properties text:list-level-position-and-space-mode="label-alignment">
          <style:list-level-label-alignment fo:text-indent="-0.635cm" fo:margin-left="2.5cm"/>
        </style:list-level-properties>
        <style:text-properties fo:font-family="Symbol" style:font-family-asian="Symbol" style:font-family-complex="Symbol" fo:font-weight="normal"/>
      </text:list-level-style-bullet>
      <text:list-level-style-bullet text:level="2" text:style-name="T20" text:bullet-char="–">
        <style:list-level-properties text:list-level-position-and-space-mode="label-alignment">
          <style:list-level-label-alignment fo:text-indent="-0.635cm" fo:margin-left="3.77cm"/>
        </style:list-level-properties>
        <style:text-properties fo:font-family="Arial" style:font-family-asian="Arial" style:font-family-complex="Arial" fo:font-weight="normal"/>
      </text:list-level-style-bullet>
      <text:list-level-style-bullet text:level="3" text:style-name="T21" text:bullet-char="§">
        <style:list-level-properties text:list-level-position-and-space-mode="label-alignment">
          <style:list-level-label-alignment fo:text-indent="-0.635cm" fo:margin-left="5.04cm"/>
        </style:list-level-properties>
        <style:text-properties fo:font-family="Wingdings" style:font-family-asian="Wingdings" style:font-family-complex="Wingdings"/>
      </text:list-level-style-bullet>
      <text:list-level-style-bullet text:level="4" text:style-name="T22" text:bullet-char="·">
        <style:list-level-properties text:list-level-position-and-space-mode="label-alignment">
          <style:list-level-label-alignment fo:text-indent="-0.635cm" fo:margin-left="6.31cm"/>
        </style:list-level-properties>
        <style:text-properties fo:font-family="Symbol" style:font-family-asian="Symbol" style:font-family-complex="Symbol"/>
      </text:list-level-style-bullet>
      <text:list-level-style-bullet text:level="5" text:style-name="T23" text:bullet-char="o">
        <style:list-level-properties text:list-level-position-and-space-mode="label-alignment">
          <style:list-level-label-alignment fo:text-indent="-0.635cm" fo:margin-left="7.58cm"/>
        </style:list-level-properties>
        <style:text-properties fo:font-family="Courier New" style:font-family-asian="Courier New" style:font-family-complex="Courier New"/>
      </text:list-level-style-bullet>
      <text:list-level-style-bullet text:level="6" text:style-name="T24" text:bullet-char="§">
        <style:list-level-properties text:list-level-position-and-space-mode="label-alignment">
          <style:list-level-label-alignment fo:text-indent="-0.635cm" fo:margin-left="8.85cm"/>
        </style:list-level-properties>
        <style:text-properties fo:font-family="Wingdings" style:font-family-asian="Wingdings" style:font-family-complex="Wingdings"/>
      </text:list-level-style-bullet>
      <text:list-level-style-bullet text:level="7" text:style-name="T25" text:bullet-char="·">
        <style:list-level-properties text:list-level-position-and-space-mode="label-alignment">
          <style:list-level-label-alignment fo:text-indent="-0.635cm" fo:margin-left="10.12cm"/>
        </style:list-level-properties>
        <style:text-properties fo:font-family="Symbol" style:font-family-asian="Symbol" style:font-family-complex="Symbol"/>
      </text:list-level-style-bullet>
      <text:list-level-style-bullet text:level="8" text:style-name="T26" text:bullet-char="o">
        <style:list-level-properties text:list-level-position-and-space-mode="label-alignment">
          <style:list-level-label-alignment fo:text-indent="-0.635cm" fo:margin-left="11.39cm"/>
        </style:list-level-properties>
        <style:text-properties fo:font-family="Courier New" style:font-family-asian="Courier New" style:font-family-complex="Courier New"/>
      </text:list-level-style-bullet>
      <text:list-level-style-bullet text:level="9" text:style-name="T27" text:bullet-char="§">
        <style:list-level-properties text:list-level-position-and-space-mode="label-alignment">
          <style:list-level-label-alignment fo:text-indent="-0.635cm" fo:margin-left="12.66cm"/>
        </style:list-level-properties>
        <style:text-properties fo:font-family="Wingdings" style:font-family-asian="Wingdings" style:font-family-complex="Wingdings"/>
      </text:list-level-style-bullet>
    </text:list-style>
    <text:list-style style:name="WWNum4">
      <text:list-level-style-bullet text:level="1" text:style-name="T28" text:bullet-char="ü">
        <style:list-level-properties text:list-level-position-and-space-mode="label-alignment">
          <style:list-level-label-alignment fo:text-indent="-0.635cm" fo:margin-left="1.251cm"/>
        </style:list-level-properties>
        <style:text-properties fo:font-family="Wingdings" style:font-family-asian="Wingdings" style:font-family-complex="Wingdings"/>
      </text:list-level-style-bullet>
      <text:list-level-style-bullet text:level="2" text:style-name="T29"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30"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31"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32"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33"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34"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35"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36"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office:styles>
  <office:automatic-styles>
    <style:page-layout style:name="Mpm1">
      <style:page-layout-properties fo:page-width="21.59cm" fo:page-height="27.94cm" style:print-orientation="portrait" fo:margin-top="2cm" fo:margin-bottom="2cm" fo:margin-left="2cm" fo:margin-right="2cm"/>
    </style:page-layout>
    <style:page-layout style:name="Mpm2">
      <style:page-layout-properties fo:page-width="21.59cm" fo:page-height="27.94cm" style:print-orientation="portrait" fo:margin-top="2cm" fo:margin-bottom="2cm" fo:margin-left="2cm" fo:margin-right="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0.1.31</meta:generator>
    <meta:creation-date>2024-06-05T17:52:20Z</meta:creation-date>
  </office:meta>
</office:document-meta>
</file>